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1.11pt"/>
    </style:style>
    <style:style style:name="co2" style:family="table-column">
      <style:table-column-properties fo:break-before="auto" style:column-width="155.2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bugd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Problem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roblem with float accuracy?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Likely correc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oo complex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olve_ignores_conditions bug 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Likely correct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Likely correct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definite integral bogus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old bug in to poly solve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orrect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power solve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Likely correct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error catch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maxima bug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Likely correct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no method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Likely correct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not sure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can’t verify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lambert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can’t verify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error catch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bogus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can’t verify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Likely correct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Likely correct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an’t verify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Likely correct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redundant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not sure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lambert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lambert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lambert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lambert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bogus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lambert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no method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no method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no method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no method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power solve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power solve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power solve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Likely correct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Likely correct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Likely correct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an’t verify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error catch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no method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power solve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arguably correct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not sure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Likely correct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error catch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error catch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not sure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can’t verify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multiplicities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spurious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multiplicities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algsys?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spurious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not sure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can’t verify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no method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no method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Likely correct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multiplicities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spurious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power solve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not sure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can’t verify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not sure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error catch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not sure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not sure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Likely correct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Likely correct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Likely correct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Likely correct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Likely correct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Likely correct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Likely correct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Likely correct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Likely correct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Likely correct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bogus</text:p>
          </table:table-cell>
        </table:table-row>
        <table:table-row table:style-name="ro1" table:number-rows-repeated="104848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bugd.B1:bugd.B87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2-17T05:14:13.333000000</dc:date>
    <meta:editing-duration>PT20M13S</meta:editing-duration>
    <meta:editing-cycles>3</meta:editing-cycles>
    <meta:generator>LibreOffice/6.3.3.2$Windows_X86_64 LibreOffice_project/a64200df03143b798afd1ec74a12ab50359878ed</meta:generator>
    <meta:document-statistic meta:table-count="1" meta:cell-count="173" meta:object-count="0"/>
  </office:meta>
</office:document-meta>
</file>